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ejaVu Sans" svg:font-family="'DejaVu Sans'" style:font-family-generic="swiss" style:font-pitch="variable"/>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Telugu" svg:font-family="'Lohit Telugu'"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sa SemiBold" svg:font-family="'Rasa SemiBold'" style:font-pitch="variable"/>
  </office:font-face-decls>
  <office:automatic-styles>
    <style:style style:name="P1" style:family="paragraph" style:parent-style-name="Heading_20_2">
      <style:text-properties style:text-underline-style="none"/>
    </style:style>
    <style:style style:name="P2" style:family="paragraph" style:parent-style-name="Text_20_body">
      <style:paragraph-properties fo:margin-top="0in" fo:margin-bottom="0in" style:contextual-spacing="false"/>
      <style:text-properties style:font-name="Noto Sans Mono"/>
    </style:style>
    <style:style style:name="P3" style:family="paragraph" style:parent-style-name="Text_20_body">
      <style:paragraph-properties fo:margin-left="0in" fo:margin-right="0in" fo:text-indent="0in" style:auto-text-indent="false"/>
      <style:text-properties style:font-name="Noto Sans Mono"/>
    </style:style>
    <style:style style:name="P4" style:family="paragraph" style:parent-style-name="Text_20_body">
      <style:paragraph-properties fo:margin-left="0in" fo:margin-right="0in" fo:text-indent="0in" style:auto-text-indent="false"/>
      <style:text-properties style:font-name="Noto Sans Mono" officeooo:rsid="000ca5ab" officeooo:paragraph-rsid="000ca5ab"/>
    </style:style>
    <style:style style:name="P5" style:family="paragraph" style:parent-style-name="Text_20_body" style:list-style-name="L4">
      <style:text-properties style:font-name="Noto Sans Mono" officeooo:rsid="000ca5ab" officeooo:paragraph-rsid="000ca5ab"/>
    </style:style>
    <style:style style:name="P6" style:family="paragraph" style:parent-style-name="Text_20_body" style:list-style-name="L5">
      <style:text-properties style:font-name="Noto Sans Mono" officeooo:rsid="000ca5ab" officeooo:paragraph-rsid="000ca5ab"/>
    </style:style>
    <style:style style:name="P7" style:family="paragraph" style:parent-style-name="Text_20_body" style:list-style-name="L6">
      <style:text-properties style:font-name="Noto Sans Mono" officeooo:rsid="000ca5ab" officeooo:paragraph-rsid="000ca5ab"/>
    </style:style>
    <style:style style:name="P8" style:family="paragraph" style:parent-style-name="Text_20_body">
      <style:paragraph-properties fo:margin-left="0in" fo:margin-right="0in" fo:text-indent="0in" style:auto-text-indent="false"/>
      <style:text-properties style:font-name="Noto Sans Mono" officeooo:paragraph-rsid="000ca5ab"/>
    </style:style>
    <style:style style:name="P9" style:family="paragraph" style:parent-style-name="Text_20_body" style:list-style-name="L1">
      <style:text-properties style:font-name="Noto Sans Mono"/>
    </style:style>
    <style:style style:name="P10" style:family="paragraph" style:parent-style-name="Text_20_body" style:list-style-name="L1">
      <style:text-properties style:font-name="Noto Sans Mono" officeooo:paragraph-rsid="000ca5ab"/>
    </style:style>
    <style:style style:name="P11" style:family="paragraph" style:parent-style-name="Text_20_body" style:list-style-name="L2">
      <style:text-properties style:font-name="Noto Sans Mono"/>
    </style:style>
    <style:style style:name="P12" style:family="paragraph" style:parent-style-name="Text_20_body" style:list-style-name="L2">
      <style:text-properties style:font-name="Noto Sans Mono" officeooo:paragraph-rsid="000ca5ab"/>
    </style:style>
    <style:style style:name="P13" style:family="paragraph" style:parent-style-name="Text_20_body" style:list-style-name="L3">
      <style:text-properties style:font-name="Noto Sans Mono" officeooo:paragraph-rsid="000ca5ab"/>
    </style:style>
    <style:style style:name="P14" style:family="paragraph" style:parent-style-name="Text_20_body" style:list-style-name="L3">
      <style:text-properties fo:color="#111111" loext:opacity="100%" style:font-name="Noto Sans Mono" officeooo:rsid="000ca5ab" officeooo:paragraph-rsid="000ca5ab"/>
    </style:style>
    <style:style style:name="P15" style:family="paragraph" style:parent-style-name="Text_20_body" style:list-style-name="L7">
      <style:text-properties officeooo:paragraph-rsid="000ca5ab"/>
    </style:style>
    <style:style style:name="P16" style:family="paragraph" style:parent-style-name="Title">
      <style:paragraph-properties fo:text-align="start" style:justify-single-word="false"/>
    </style:style>
    <style:style style:name="T1" style:family="text">
      <style:text-properties officeooo:rsid="000ca5ab"/>
    </style:style>
    <style:style style:name="T2" style:family="text">
      <style:text-properties fo:color="#2a6099" loext:opacity="100%"/>
    </style:style>
    <style:style style:name="T3" style:family="text">
      <style:text-properties fo:color="#2a6099" loext:opacity="100%" officeooo:rsid="000ca5ab"/>
    </style:style>
    <style:style style:name="T4" style:family="text">
      <style:text-properties style:font-name="Noto Sans Mono" officeooo:rsid="000ca5a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buntu Installation</text:p>
      <text:p text:style-name="P2">Last Updated: 20230712</text:p>
      <text:p text:style-name="P2">Owned by: Amitesh Veergattam</text:p>
      <text:p text:style-name="P2">Last edited by: Amitesh Veeragattam</text:p>
      <text:p text:style-name="P3"/>
      <text:h text:style-name="Heading_20_2" text:outline-level="2">Description</text:h>
      <text:p text:style-name="P4">Steps on how to install Ubuntu Desktop on a laptop using a USB drive.</text:p>
      <text:p text:style-name="P8"><text:span text:style-name="T1">Version used: 23.04 (Lunar Lobster)</text:span></text:p>
      <text:h text:style-name="Heading_20_2" text:outline-level="2">Prerequisites:</text:h>
      <text:list text:style-name="L1">
        <text:list-item>
          <text:p text:style-name="P9">USB drive (Minimum 8GB)</text:p>
        </text:list-item>
        <text:list-item>
          <text:p text:style-name="P9">Ubuntu image (Download from https://ubuntu.com/download/desktop)</text:p>
        </text:list-item>
        <text:list-item>
          <text:p text:style-name="P10">rufus tool - to create a bootable usb from ubuntu image (<text:a xlink:type="simple" xlink:href="https://rufus.ie/en/" text:style-name="Internet_20_link" text:visited-style-name="Visited_20_Internet_20_Link">https://rufus.ie/en/</text:a>)</text:p>
        </text:list-item>
      </text:list>
      <text:h text:style-name="P1" text:outline-level="2"><text:span text:style-name="T1">Installation</text:span>:</text:h>
      <text:list text:style-name="L2">
        <text:list-item>
          <text:p text:style-name="P11">Download the ubuntu image (verison of your choice) from the link provided above.</text:p>
        </text:list-item>
        <text:list-item>
          <text:p text:style-name="P11">Download the rufus tool from the link provided above.</text:p>
        </text:list-item>
        <text:list-item>
          <text:p text:style-name="P11"><text:span text:style-name="T1">I</text:span>nsert your USB drive into the laptop</text:p>
        </text:list-item>
        <text:list-item>
          <text:p text:style-name="P11">Open rufus tool, It will automatically detect the inserted USB drive.</text:p>
        </text:list-item>
        <text:list-item>
          <text:p text:style-name="P12">In Boot selection section, browse the ubuntu ISO image you downloaded in step-1</text:p>
        </text:list-item>
        <text:list-item>
          <text:p text:style-name="P12">Click the tick mark and it will ready the creation.</text:p>
        </text:list-item>
        <text:list-item>
          <text:p text:style-name="P12">Click start.</text:p>
        </text:list-item>
        <text:list-item>
          <text:p text:style-name="P12">Now restart the system and enter into bios setup (F10 in my case)</text:p>
        </text:list-item>
        <text:list-item>
          <text:p text:style-name="P11"><text:span text:style-name="T1">G</text:span>o to 'System Configuration' and select 'Boot order'.</text:p>
        </text:list-item>
        <text:list-item>
          <text:p text:style-name="P12">By following the onscreen instructions reorder the boot order and keep the USB option at the top.</text:p>
        </text:list-item>
        <text:list-item>
          <text:p text:style-name="P12"><text:soft-page-break/>Remember, there will be two boot orders, one for UEFI and other for BIOS. If your system partition type is MBR, BIOS is the type and if it is GPT, then it is UEFI. </text:p>
        </text:list-item>
        <text:list-item>
          <text:p text:style-name="P11"><text:span text:style-name="T1">Y</text:span>ou can check if your partition is GPT or MBR by going inside terminal and I will tell you how when choosing in which partition ubuntu should be installed during the setup.</text:p>
        </text:list-item>
        <text:list-item>
          <text:p text:style-name="P11">Now exit the BOS configuration and the system will go for a restart.</text:p>
        </text:list-item>
        <text:list-item>
          <text:p text:style-name="P11"><text:span text:style-name="T1">T</text:span>he system will load the ISO image in ubuntu and start with UBUNTU OS.</text:p>
        </text:list-item>
        <text:list-item>
          <text:p text:style-name="P12">Follow the onscreen instructions and setup the system.</text:p>
        </text:list-item>
      </text:list>
      <text:h text:style-name="Heading_20_2" text:outline-level="2">Contributing</text:h>
      <text:list text:style-name="L4">
        <text:list-item>
          <text:p text:style-name="P5">Add pictures.</text:p>
        </text:list-item>
      </text:list>
      <text:h text:style-name="Heading_20_2" text:outline-level="2">License</text:h>
      <text:list text:style-name="L5">
        <text:list-item>
          <text:p text:style-name="P6">NA</text:p>
        </text:list-item>
      </text:list>
      <text:h text:style-name="Heading_20_2" text:outline-level="2">Citations</text:h>
      <text:list text:style-name="L6">
        <text:list-item>
          <text:p text:style-name="P7">NA</text:p>
        </text:list-item>
      </text:list>
      <text:h text:style-name="Heading_20_2" text:outline-level="2">Contact</text:h>
      <text:list text:style-name="L7">
        <text:list-item>
          <text:p text:style-name="P15"><text:span text:style-name="T4">Email: vdnamitesh@gmail.com</text:span></text:p>
        </text:list-item>
      </text:list>
      <text:h text:style-name="Heading_20_2" text:outline-level="2">References</text:h>
      <text:list xml:id="list2675162630" text:style-name="L3">
        <text:list-item>
          <text:p text:style-name="P13"><text:span text:style-name="T1">Ubuntu image: </text:span><text:a xlink:type="simple" xlink:href="https://ubuntu.com/download/desktop" text:style-name="Internet_20_link" text:visited-style-name="Visited_20_Internet_20_Link"><text:span text:style-name="T3">https://ubuntu.com/download/desktop</text:span></text:a></text:p>
        </text:list-item>
        <text:list-item>
          <text:p text:style-name="P14">Ubuntu installation tutorial: <text:a xlink:type="simple" xlink:href="https://ubuntu.com/tutorials/install-ubuntu-desktop#1-overview" text:style-name="Internet_20_link" text:visited-style-name="Visited_20_Internet_20_Link"><text:span text:style-name="T2">https://ubuntu.com/tutorials/install-ubuntu-desktop#1-overview</text:span></text:a></text:p>
        </text:list-item>
        <text:list-item>
          <text:p text:style-name="P14">Rufus download link: <text:span text:style-name="T2">https://rufus.ie/e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ejaVu Sans" svg:font-family="'DejaVu Sans'" style:font-family-generic="swiss" style:font-pitch="variable"/>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Telugu" svg:font-family="'Lohit Telugu'"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sa SemiBold" svg:font-family="'Rasa Semi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917in" fo:margin-right="0.476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12:36:48.251195611</meta:creation-date>
    <dc:date>2023-07-12T13:37:05.854972808</dc:date>
    <meta:editing-duration>PT1H18S</meta:editing-duration>
    <meta:editing-cycles>1</meta:editing-cycles>
    <meta:document-statistic meta:table-count="0" meta:image-count="0" meta:object-count="0" meta:page-count="2" meta:paragraph-count="39" meta:word-count="308" meta:character-count="1855" meta:non-whitespace-character-count="1610"/>
    <meta:generator>LibreOffice/7.5.4.2$Linux_X86_64 LibreOffice_project/50$Build-2</meta:generator>
  </office:meta>
</office:document-meta>
</file>